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35fd41" officeooo:paragraph-rsid="0020d1a5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line-height="100%"/>
      <style:text-properties fo:color="#2c3756" style:font-name="FreeSans" fo:font-size="16pt" fo:letter-spacing="0.035cm" fo:font-style="italic" fo:text-shadow="none" style:text-underline-style="none" fo:font-weight="bold" officeooo:rsid="0034e429" officeooo:paragraph-rsid="0020d1a5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5fd41" officeooo:paragraph-rsid="0020d1a5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0d1a5" style:font-size-asian="14pt" style:font-size-complex="14pt"/>
    </style:style>
    <style:style style:name="P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4f414" style:font-size-asian="14pt" style:font-size-complex="14pt"/>
    </style:style>
    <style:style style:name="P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5cc65" style:font-size-asian="14pt" style:font-size-complex="14pt"/>
    </style:style>
    <style:style style:name="P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d4d6c" style:font-size-asian="14pt" style:font-size-complex="14pt"/>
    </style:style>
    <style:style style:name="P8" style:family="paragraph" style:parent-style-name="Standard">
      <style:paragraph-properties fo:line-height="115%"/>
      <style:text-properties style:font-name="FreeSans" fo:font-size="14pt" fo:letter-spacing="0.035cm" officeooo:rsid="00233954" officeooo:paragraph-rsid="00233954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FreeSans" fo:font-size="14pt" fo:letter-spacing="0.035cm" officeooo:rsid="0034e429" officeooo:paragraph-rsid="0020d1a5" style:font-size-asian="14pt" style:font-size-complex="14pt"/>
    </style:style>
    <style:style style:name="P10" style:family="paragraph" style:parent-style-name="Standard">
      <style:paragraph-properties fo:line-height="115%"/>
      <style:text-properties style:font-name="FreeSans" fo:font-size="14pt" fo:letter-spacing="0.035cm" officeooo:rsid="0034e429" officeooo:paragraph-rsid="0024f414" style:font-size-asian="14pt" style:font-size-complex="14pt"/>
    </style:style>
    <style:style style:name="P11" style:family="paragraph" style:parent-style-name="Standard">
      <style:paragraph-properties fo:line-height="115%"/>
      <style:text-properties style:font-name="FreeSans" fo:font-size="14pt" fo:letter-spacing="0.035cm" officeooo:rsid="0034e429" officeooo:paragraph-rsid="0025cc65" style:font-size-asian="14pt" style:font-size-complex="14pt"/>
    </style:style>
    <style:style style:name="P12" style:family="paragraph" style:parent-style-name="Standard">
      <style:paragraph-properties fo:line-height="115%"/>
      <style:text-properties style:font-name="FreeSans" fo:font-size="14pt" fo:letter-spacing="0.035cm" officeooo:rsid="0034e429" officeooo:paragraph-rsid="0029adc3" style:font-size-asian="14pt" style:font-size-complex="14pt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34e429" officeooo:paragraph-rsid="002be7d7" style:font-size-asian="14pt" style:font-size-complex="14pt"/>
    </style:style>
    <style:style style:name="P1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1b999" officeooo:paragraph-rsid="0021b999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1b999" officeooo:paragraph-rsid="0024f414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1b999" officeooo:paragraph-rsid="0025cc65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eb4c3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f47c9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5cc65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34e429" officeooo:paragraph-rsid="0025cc65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34e429" officeooo:paragraph-rsid="002f47c9" style:font-size-asian="14pt" style:font-size-complex="14pt"/>
    </style:style>
    <style:style style:name="P2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1b999" officeooo:paragraph-rsid="0025cc65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1b999" officeooo:paragraph-rsid="002f47c9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35fd41" officeooo:paragraph-rsid="002f47c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4e429"/>
    </style:style>
    <style:style style:name="T2" style:family="text">
      <style:text-properties fo:font-style="normal" fo:font-weight="bold" officeooo:rsid="0034e429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3954"/>
    </style:style>
    <style:style style:name="T5" style:family="text">
      <style:text-properties officeooo:rsid="0024f414"/>
    </style:style>
    <style:style style:name="T6" style:family="text">
      <style:text-properties officeooo:rsid="0025cc65"/>
    </style:style>
    <style:style style:name="T7" style:family="text">
      <style:text-properties officeooo:rsid="0027d03e"/>
    </style:style>
    <style:style style:name="T8" style:family="text">
      <style:text-properties officeooo:rsid="002884aa"/>
    </style:style>
    <style:style style:name="T9" style:family="text">
      <style:text-properties officeooo:rsid="0029adc3"/>
    </style:style>
    <style:style style:name="T10" style:family="text">
      <style:text-properties officeooo:rsid="002d4d6c"/>
    </style:style>
    <style:style style:name="T11" style:family="text">
      <style:text-properties officeooo:rsid="002da294"/>
    </style:style>
    <style:style style:name="T12" style:family="text">
      <style:text-properties officeooo:rsid="002eb4c3"/>
    </style:style>
    <style:style style:name="T13" style:family="text">
      <style:text-properties officeooo:rsid="002f47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</text:p>
      <text:p text:style-name="P1"/>
      <text:p text:style-name="P14"><text:span text:style-name="T8">Iniciar sesión</text:span> (CU01)</text:p>
      <text:p text:style-name="P4"><text:span text:style-name="T2">Actor</text:span><text:span text:style-name="T1">: Usuarios no autentificados.</text:span></text:p>
      <text:p text:style-name="P9"><text:span text:style-name="T3">Descripción</text:span>: <text:span text:style-name="T4">En este caso de uso los usuarios no autentificados del sistema van a ingresar al sistema mediante sus correos institucionales.</text:span></text:p>
      <text:p text:style-name="P9"/>
      <text:p text:style-name="P15"><text:span text:style-name="T5">Completar y enviar formulario</text:span> (CU0<text:span text:style-name="T5">2</text:span>)</text:p>
      <text:p text:style-name="P5"><text:span text:style-name="T2">Actor</text:span><text:span text:style-name="T1">: Usuarios autentificados y no autentificados.</text:span></text:p>
      <text:p text:style-name="P10"><text:span text:style-name="T3">Descripción</text:span>: <text:span text:style-name="T4">En este caso de uso los diferentes usuarios del sistema van a completar los diferentes campos de formularios y enviarlos a la persona interesada en ellos.</text:span></text:p>
      <text:p text:style-name="P10"/>
      <text:p text:style-name="P15"><text:span text:style-name="T5">Crear formulario</text:span> (CU0<text:span text:style-name="T5">3</text:span>)</text:p>
      <text:p text:style-name="P5"><text:span text:style-name="T2">Actor</text:span><text:span text:style-name="T1">: Gestor de formularios</text:span></text:p>
      <text:p text:style-name="P10"><text:span text:style-name="T3">Descripción</text:span>: <text:span text:style-name="T9">En este caso de uso se podrá crear formularios solo por los usuarios con los permisos para hacerlo y definir para que subconjunto de usuarios esta habilitado, y por cuanto tiempo.</text:span></text:p>
      <text:p text:style-name="P10"/>
      <text:p text:style-name="P15"><text:span text:style-name="T5">Borrar formulario</text:span> (CU0<text:span text:style-name="T7">4</text:span>)</text:p>
      <text:p text:style-name="P17"><text:span text:style-name="T2">Actor</text:span><text:span text:style-name="T1">: Gestor de formularios</text:span></text:p>
      <text:p text:style-name="P12"><text:span text:style-name="T3">Descripción</text:span>: <text:s/><text:span text:style-name="T9">En este caso de uso se podrá borrar formularios solo por los usuarios con los permisos para hacerlo.</text:span></text:p>
      <text:p text:style-name="P9"/>
      <text:p text:style-name="P16"><text:span text:style-name="T6">Modificar formulario</text:span> (CU0<text:span text:style-name="T7">5</text:span>)</text:p>
      <text:p text:style-name="P17"><text:span text:style-name="T2">Actor</text:span><text:span text:style-name="T1">: Gestor de formularios</text:span></text:p>
      <text:p text:style-name="P12"><text:span text:style-name="T3">Descripción</text:span>: <text:span text:style-name="T9">En este caso de uso se podrá modificar formularios solo por los usuarios con los permisos para hacerlo y también hacer publicas las modificaciones.</text:span></text:p>
      <text:p text:style-name="P8"/>
      <text:p text:style-name="P16"><text:span text:style-name="T6">Habilitar formulario</text:span> (CU0<text:span text:style-name="T7">6</text:span>)</text:p>
      <text:p text:style-name="P17"><text:span text:style-name="T2">Actor</text:span><text:span text:style-name="T1">: Gestor de formularios</text:span></text:p>
      <text:p text:style-name="P13"><text:span text:style-name="T3">Descripción</text:span>: <text:span text:style-name="T9">En este caso de uso se podrá habilitar formularios solo por los usuarios con los permisos para hacerlo.</text:span></text:p>
      <text:p text:style-name="P16"><text:soft-page-break/></text:p>
      <text:p text:style-name="P16"><text:span text:style-name="T6">Deshabilitar formulario</text:span> (CU0<text:span text:style-name="T7">7</text:span>)</text:p>
      <text:p text:style-name="P17"><text:span text:style-name="T2">Actor</text:span><text:span text:style-name="T1">: Gestor de formularios</text:span></text:p>
      <text:p text:style-name="P13"><text:span text:style-name="T3">Descripción</text:span>: <text:span text:style-name="T9">En este caso de uso se podrá deshabilitar formularios solo por los usuarios con los permisos para hacerlo.</text:span></text:p>
      <text:p text:style-name="P13"/>
      <text:p text:style-name="P16"><text:span text:style-name="T6">Buscar formulario</text:span> (CU0<text:span text:style-name="T7">8</text:span>)</text:p>
      <text:p text:style-name="P7"><text:span text:style-name="T2">Actor</text:span><text:span text:style-name="T1">: Usuarios autentificados y no autentificados.</text:span></text:p>
      <text:p text:style-name="P11"><text:span text:style-name="T3">Descripción</text:span>: <text:span text:style-name="T10">Mediante este caso de uso un usuario podrá buscar entre los formularios disponibles según el o los roles que tenga dentro del sistema.</text:span></text:p>
      <text:p text:style-name="P11"/>
      <text:p text:style-name="P16"><text:span text:style-name="T6">Dar permisos</text:span> (CU0<text:span text:style-name="T7">9</text:span>)</text:p>
      <text:p text:style-name="P6"><text:span text:style-name="T2">Actor</text:span><text:span text:style-name="T1">: Administrador</text:span></text:p>
      <text:p text:style-name="P11"><text:span text:style-name="T3">Descripción</text:span>: <text:span text:style-name="T11">En este caso de uso el administrador del sistema le podrá delegar permisos a usuarios con correo institucional para poder crear, borrar, modificar, deshabilitar y habilitar formularios.</text:span></text:p>
      <text:p text:style-name="P11"/>
      <text:p text:style-name="P16"><text:span text:style-name="T6">Validación</text:span> (CU<text:span text:style-name="T7">10</text:span>)</text:p>
      <text:p text:style-name="P6"><text:span text:style-name="T2">Actor</text:span><text:span text:style-name="T1">: Todos los usuarios.</text:span></text:p>
      <text:p text:style-name="P11"><text:span text:style-name="T3">Descripción</text:span>: <text:span text:style-name="T12">En este caso de uso se verificar que tipo de usuario es el que quieres acceder a las funciones del sistema, y que permisos tiene para hacerlo.</text:span></text:p>
      <text:p text:style-name="P11"/>
      <text:p text:style-name="P23"><text:span text:style-name="T13">Cerrar sesión</text:span> (CU<text:span text:style-name="T7">11</text:span>)</text:p>
      <text:p text:style-name="P18"><text:span text:style-name="T2">Actor</text:span><text:span text:style-name="T1">: Usuario autentificado.</text:span></text:p>
      <text:p text:style-name="P21"><text:span text:style-name="T3">Descripción</text:span>: <text:span text:style-name="T12">En este caso de uso el usuario autentificado podrá cerrar su sesión en el sistema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6-09-20T10:34:08.737789623</meta:creation-date>
    <meta:generator>LibreOffice/5.1.6.2$Linux_X86_64 LibreOffice_project/10m0$Build-2</meta:generator>
    <dc:date>2017-09-15T17:10:49.644897791</dc:date>
    <meta:editing-duration>PT40M44S</meta:editing-duration>
    <meta:editing-cycles>15</meta:editing-cycles>
    <meta:document-statistic meta:table-count="0" meta:image-count="0" meta:object-count="0" meta:page-count="2" meta:paragraph-count="34" meta:word-count="340" meta:character-count="2233" meta:non-whitespace-character-count="1926"/>
  </office:meta>
</office:document-meta>
</file>